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P6" style:family="paragraph" style:parent-style-name="Standard">
      <loext:graphic-properties draw:fill-gradient-name="gradient" draw:fill-hatch-name="hatch" draw:opacity="25%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fo:language="pt" fo:country="BR" style:text-underline-style="none" officeooo:rsid="001dc54f" style:font-size-asian="16pt"/>
    </style:style>
    <style:style style:name="T18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7">Confira os sintomas da Dengue</text:span></text:p>
      <text:p text:style-name="P6"><text:span text:style-name="T18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3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7:27.156000000</dc:date>
    <meta:editing-duration>PT25M41S</meta:editing-duration>
    <meta:editing-cycles>1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